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language="es" fo:country="ES"/>
    </style:style>
    <style:style style:name="P2" style:family="paragraph" style:parent-style-name="Heading_20_1" style:master-page-name="Left_20_Page">
      <style:paragraph-properties style:page-number="auto"/>
    </style:style>
    <style:style style:name="P3" style:family="paragraph" style:parent-style-name="Text_20_body">
      <style:text-properties fo:language="es" fo:country="ES"/>
    </style:style>
    <style:style style:name="P4" style:family="paragraph" style:parent-style-name="Text_20_body" style:list-style-name="L1">
      <style:text-properties fo:language="es" fo:country="ES"/>
    </style:style>
    <style:style style:name="P5" style:family="paragraph" style:parent-style-name="Text_20_body" style:list-style-name="L2">
      <style:text-properties fo:language="es" fo:country="ES"/>
    </style:style>
    <style:style style:name="P6" style:family="paragraph" style:parent-style-name="Text_20_body" style:list-style-name="L3">
      <style:text-properties fo:language="es" fo:country="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oft-page-break/>Elementos básicos de programación (I). </text:h>
      <text:h text:style-name="Heading_20_3" text:outline-level="3">El ordenador como máquina de proceso de información. </text:h>
      <text:p text:style-name="P1">La informática es el conjunto de conocimientos científicos y técnicos que se ocupan del tratamiento de la información por medio de ordenadores. Un ordenador es una máquina para procesar información, elaborándola y transformándola. Una máquina de proceso consta de: una entrada por donde se introduce la materia prima, una unidad de proceso donde se realiza el proceso propiamente dicho, y una salida por donde se obtienen los productos elaborados. En un ordenador los dispositivos de entrada típicos son el teclado y el ratón. la salida se realiza habitualmente a través de un monitor de vídeo, y el proceso se lleva a cabo en la unidad central de proceso, que aloja el procesador junto con dispositivos para la representación y almacenamiento de información y otros elementos de control. </text:p>
      <text:p text:style-name="P1">Ilustración I Partes de un ordenador </text:p>
      <text:p text:style-name="P1">Un proceso es un conjunto de acciones que se realizan para conseguir un resultado. El ente activo encargado de llevar a cabo estas acciones es el procesador. En un ordenador el procesador es un circuito electrónico capaz de reaccionar a determinados conjuntos de estímulos eléctricos que se identifican como instrucciones —para ejecutar acciones- o como datos —que componen la información en proceso. </text:p>
      <text:p text:style-name="P1">Para que un procesador pueda realizar un determinado proceso —necesario para la resolución de un problema—— hace falta programas-lo. Un programa informático define la representación de los datos que integran tanto la información a procesar como los resultados esperados (estructuras de datos), y describe la secuencia de acciones (algoritmo) que, en función de los datos de entrada, se deben ejecutar para obtener la solución buscada. </text:p>
      <text:p text:style-name="P1">El conjunto de dispositivos físicos que conforman un ordenador se denomina hardware; el conjunto de programas que hacen funcionar esos dispositivos de forma adecuada recibe el nombre de software. ' '- </text:p>
      <text:p text:style-name="P1">El desarrollo de un programa comprende tres fases principales: (I) análisis y diseño (II) en la que se estudia el problema y se eligen las estructuras de datos y los algoritmos para resolverlo, (III) codiﬁcación y depuraeiﬁnfen la que se escribe el programa y se corrigen los errores que puedan aparecer y (3) igmtenimiento) en la que se realizan actualizaciones y correcciones de problemas detectados durante el uso del programa. </text:p>
      <text:p text:style-name="P1">Ilustración 2 Codiﬁcación de un programa </text:p>
      <text:p text:style-name="P1">Un programa se escribe utilizando un lenguaje que el procesador encargado de ejecutarlo comprenda. En realidad, un procesador infon-nático sólo comprende un lenguaje de ceros y unos (lenguaje máquina) que representa los impulsos eléctricos a los que responde. <text:s/>Dado que para un programador humano resulta muy diﬁcil componer aplicaciones con un lenguaje tan falto de abstracción, se han desarrollado lenguajes de programación de "alto nivel" que utilizan simbolos, palabras y reglas de composición más próximos a un lenguaje natural humano, aunque muy simpliﬁcado y sin las ambigüedades de este. El programa escrito en un lenguaje de alto nivel es traducido a lenguaje máquina por otro programa —un compilador o un intérprete—, a ﬁn de que el procesador pueda ejecutarlo; pero el efecto es que el programador escribe su programa como si existiese un procesador virtual capaz de entender el lenguaje de alto nivel. </text:p>
      <text:p text:style-name="P1">Muchas veces se suelen escribir algoritmos generales utilizando un pseudolenguaje, el cual suele parecerse a un lenguaje de programación, pero pennitiendo algunas libertades que faciliten la descripción del algoritmo sin preocuparse de algunos detalles sintácticos que se tendrán que concretar al trasladarlo a un auténtico lenguaje de programación. </text:p>
      <text:h text:style-name="Heading_20_3" text:outline-level="3"><text:soft-page-break/>Concepto de algoritmo.</text:h>
      <text:p text:style-name="P1">La palabra algoritmo deriva del nombre del matemático persa del siglo IX Mohammed ¡bn Musa aLKhowárizmí, autor de un libro sobre como operar con el sistema decimal de numeración originario de la India, libro que, tras ser traducido al latín, fue origen de la adopción de este sistema en Europa. La característica más relevante de las operaciones descritas (suma, resta, multiplicación y división) es que se pueden realizar de forma mecánica: basta con seguir los pasos indicados para obtener una solución correcta sin necesidad de ningún conocimiento teórico adicional. </text:p>
      <text:p text:style-name="P1">La ENCICLOPEDIA DE CIENCIAS DE LA COMPUTACIÓN<text:note text:id="ftn1" text:note-class="footnote"><text:note-citation>1</text:note-citation><text:note-body><text:p text:style-name="Footnote">ENCYCLOPEDIA OF COMPUTER SCIENCE. lEEE Press. New York, 1993. ISBN 0-442-27679-6 </text:p></text:note-body></text:note> deﬁne cl término en función de un problema y un dispositivo que se va a usar para solucionarlo: un algoritmo es una descripción _pr_ecisa de un metodo para solucionar el problema escrito en un lenguaje comprensible para el dispositivo que debe cumplir las siguientes propiedades: </text:p>
      <text:list xml:id="list5578420481" text:style-name="L1">
        <text:list-item>
          <text:p text:style-name="P4">al aplicarlo a un caso concreto del problema, da lugar a la ejecución dc_una secuencia ﬁnita de acciones, </text:p>
        </text:list-item>
        <text:list-item>
          <text:p text:style-name="P4">dicha secuencia tiene una única acción inicial, </text:p>
        </text:list-item>
        <text:list-item>
          <text:p text:style-name="P4">cada acción en la secuencia tiene una única sucesora, y </text:p>
        </text:list-item>
        <text:list-item>
          <text:p text:style-name="P4">la secuencia termina en un tiempo ﬁnito encontrando una solución o determinando que no existe una para ese caso panicular. </text:p>
        </text:list-item>
      </text:list>
      <text:p text:style-name="P1">Ejemplo: algoritmo de resolución de gcuaclones do «mudo grado </text:p>
      <text:list xml:id="list1125127474" text:style-name="L2">
        <text:list-item>
          <text:p text:style-name="P5">identiﬁcar los coeﬁcientes: a, b, c </text:p>
        </text:list-item>
        <text:list-item>
          <text:p text:style-name="P5">calcular bz </text:p>
        </text:list-item>
        <text:list-item>
          <text:p text:style-name="P5">calcular 4ac </text:p>
        </text:list-item>
        <text:list-item>
          <text:p text:style-name="P5">restar bz - 4ac </text:p>
        </text:list-item>
        <text:list-item>
          <text:p text:style-name="P5">calcular la raiz cuadrada de] resultado anterior </text:p>
        </text:list-item>
        <text:list-item>
          <text:p text:style-name="P5">sumar -b al resultado anterior </text:p>
        </text:list-item>
        <text:list-item>
          <text:p text:style-name="P5">calcular 2a </text:p>
        </text:list-item>
        <text:list-item>
          <text:p text:style-name="P5">dividir el resultado del paso 6 por el resultado del paso 7 para obtener la l‘ solución </text:p>
        </text:list-item>
        <text:list-item>
          <text:p text:style-name="P5">restar el resultado del paso S a -b </text:p>
        </text:list-item>
        <text:list-item>
          <text:p text:style-name="P5">dividir el resultado anterior por el resultado del paso 7 para obtener la 2“ solución </text:p>
        </text:list-item>
      </text:list>
      <text:p text:style-name="P1">Nótese que en la deﬁnición de algoritmo no se hace ninguna suposición acerca de la naturaleza del problema ni del dispositivo que se va a usar para resolverlo. Son validos cualquier clase de proceso y cualquier dispositivo (incluyendo un ser humano) capaz de ejecutarlo. </text:p>
      <text:p text:style-name="P1">Ejemplo: algoritmo gara poner en marcha un coche </text:p>
      <text:list xml:id="list1224051241" text:style-name="L3">
        <text:list-item>
          <text:p text:style-name="P6">‘poner el coche en punto muerto </text:p>
        </text:list-item>
        <text:list-item>
          <text:p text:style-name="P6">pisar el embrague </text:p>
        </text:list-item>
        <text:list-item>
          <text:p text:style-name="P6">llevar la palanca de cambios al punto muerto </text:p>
        </text:list-item>
        <text:list-item>
          <text:p text:style-name="P6">introducir la llave en el contacto </text:p>
        </text:list-item>
        <text:list-item>
          <text:p text:style-name="P6">girar la llave hasta el punto de arranque </text:p>
        </text:list-item>
        <text:list-item>
          <text:p text:style-name="P6"><text:soft-page-break/>soltar la llave </text:p>
        </text:list-item>
        <text:list-item>
          <text:p text:style-name="P6">poner primera </text:p>
        </text:list-item>
        <text:list-item>
          <text:p text:style-name="P6">pisar el embrague </text:p>
        </text:list-item>
        <text:list-item>
          <text:p text:style-name="P6">llevar la palanca de cambios a la posición de la primera marcha </text:p>
        </text:list-item>
        <text:list-item>
          <text:p text:style-name="P6">poner las manos en el volante J </text:p>
        </text:list-item>
        <text:list-item>
          <text:p text:style-name="P6">acelerar suavemente al mismo tiempo que se suelta el embrague </text:p>
        </text:list-item>
      </text:list>
      <text:p text:style-name="P1">Un algoritmo describe un método determinista: ante las mismas entradas se generará la misma secuencia de acciones, que conducirán al mismo resultado de la misma manera. <text:s/>Podríamos decir que un algoritmo establece una aplicación entre el espacio de casos solubles de un problema y el espacio de soluciones del mismo, de tal manera que, a cada caso del problema le hace corresponder una solución. </text:p>
      <text:p text:style-name="P1">Ilustración 3 Elementos que interactúan en la solución de problemas </text:p>
      <text:p text:style-name="P1">En resumen, las dos caracteristicas esenciales de un algoritmo son: tinitud «siempre acaba proporcionando una solución o detenninando que no existe ninguna- y el determinismo —siempre produce los mismos resultados para los mismos datos. </text:p>
      <text:p text:style-name="P1">Para poder formular una algoritmo que solucione un problema, éste debe estar especiﬁcado con claridad; si, por ejemplo, planteamos el enunciado: "calcular la raiz cuadrada de un número real, x", no podremos encontrar ningún algoritmo que lo satisfaga dado que la raiz cuadrada de un número real cualquiera tiene, en general, inﬁnitos decimales, por lo que no es posible calcularla con un número ﬁnito de acciones.</text:p>
      <text:p text:style-name="P1">Si restringimos el problema y pedimos, por ejemplo: "calcular la raiz cuadrada positiva de un número real, x, con una precisión de cuatro decimales", ya será posible proponer un algoritmo, puesto que hemos introducido una condición (la limitación de la precisión) que permite alcanzar un resultado con un número ﬁnito de pasos; además se ha precisado otro matiz, que estaba ambiguo, al indicar que queremos la raíz positiva.</text:p>
      <text:p text:style-name="Text_20_body">No obstante, no todas las soluciones que propongamos constituirán un algoritmo, Por ejemplo:</text:p>
      <text:p text:style-name="Text_20_body">l elegir un número, y, y calcular y?’ ‘</text:p>
      <text:p text:style-name="Text_20_body">si |yz <text:s/>&lt; 5 * l0'5 la solución es y, terminar; si no repetir desde el paso l</text:p>
      <text:p text:style-name="Text_20_body">zm}</text:p>
      <text:p text:style-name="Text_20_body">do de elección de los sucesivos valores de</text:p>
      <text:p text:style-name="Text_20_body">//" 7</text:p>
      <text:p text:style-name="Text_20_body">no es un algoritmo, ya que no se establece el m y, lo que impide garantizar que el proceso tennina. Podemos utilizar otro método; el‘ siguiente es conocido como método delNewton-Raphsonzl</text:p>
      <text:p text:style-name="Text_20_body">l ísleay=xl2ii Q I‘</text:p>
      <text:p text:style-name="Text_20_body">4. Á _ ¿,1 _., /, 1,,’ , ,4 _,»</text:p>
      <text:p text:style-name="Text_20_body">calcular yz</text:p>
      <text:p text:style-name="Text_20_body">h si |y2 - x | &lt;5 * l0'5 la solución es y, terminar; si no hacer el paso 4</text:p>
      <text:p text:style-name="Text_20_body">recalcular y como «x/y) + yﬂiïty repetir desde el paso 2</text:p>
      <text:p text:style-name="Text_20_body">./Í/ » . «, Ju}.</text:p>
      <text:p text:style-name="Text_20_body"><text:soft-page-break/>Este método produce una solución adecuada siempre que el número x sea positivo dado que, para cualquier y, la raiz cuadrada de x está comprendida entre ¿gy e i, si y es mayor que x/y, o entre y y x/y, si y es menor que x/y. La fórmula de recálculo de y —((x/y) + y)/2— hace que el valor de y converja al valor de la raiz cuadrada de x.</text:p>
      <text:p text:style-name="Text_20_body">Cuando x es negativo se repiten indeﬁnidamente los pasos 2 al 4, lo que muestra que esto en realidad es un semialgorítmo, ya que hay estados iniciales para los que no termina ni hallando una solución, ni concluyendo que la misma no existe. Podemos añadir un paso previo:</text:p>
      <text:p text:style-name="Text_20_body">1 si x &lt; 0, no hay solución, terminar</text:p>
      <text:p text:style-name="Text_20_body">2 sea y = x/Z</text:p>
      <text:p text:style-name="Text_20_body">3 calcular yz</text:p>
      <text:p text:style-name="Text_20_body">4 si if - x | &lt; 5 * 10's la solución es y, terminar; si no, hacer el paso 4</text:p>
      <text:p text:style-name="Text_20_body">5 recalcular y como ((x/y) + y)/2 y repetir desde el paso 2</text:p>
      <text:p text:style-name="Text_20_body">y tendriamos un algoritmo escrito en un lenguaje adecuado para un procesador humano con unas mínimas nociones de matemáticas. Si el procesador previsto es un ordenador habria que 6 ﬁ? ,24’ <text:s/>V 4 _ ¿//- l, ‘ //r7¡’l rcescribirlo en un lenguaje de programación, donde tendría un aspecto similar al que se muestra en la siguiente pagina, escrito en pseudolenguaje.</text:p>
      <text:p text:style-name="Text_20_body">algoritmo Raízcuadrada</text:p>
      <text:p text:style-name="Text_20_body">variables reales X, Y, Z</text:p>
      <text:p text:style-name="Text_20_body">escribir "Desea Calcular la raíz cuadrada de:</text:p>
      <text:p text:style-name="Text_20_body">leer X ‘</text:p>
      <text:p text:style-name="Text_20_body">si X &gt; 0 entonces ' V. <text:s/>N. h?‘</text:p>
      <text:p text:style-name="Text_20_body">‘l e x / 2 i ‘ ,r 4; 9</text:p>
      <text:p text:style-name="Text_20_body">Z e y a y , ,« ,</text:p>
      <text:p text:style-name="Text_20_body">mientras abs(X - z) &gt;= 0.00005 hace: - h, <text:s/>, r</text:p>
      <text:p text:style-name="Text_20_body">‘lv (Kx/Y) +3!) /2</text:p>
      <text:p text:style-name="Text_20_body">z e ‘l * Y</text:p>
      <text:p text:style-name="Text_20_body">fin mientras</text:p>
      <text:p text:style-name="Text_20_body">escribir "La raíz cuadrada es: ", Y M. ,—, .. al . 5.a, ,</text:p>
      <text:p text:style-name="Text_20_body">si no ïxvïzw n. u. n‘. . ¿t</text:p>
      <text:p text:style-name="Text_20_body">escribir "no existe una raíz cuadrada real de", x '</text:p>
      <text:p text:style-name="Text_20_body">tin ei</text:p>
      <text:p text:style-name="Text_20_body">parar</text:p>
      <text:p text:style-name="Text_20_body">Ein algoritmo</text:p>
      <text:p text:style-name="Text_20_body">Todo programa informático es como mínimo un semialgoritmo; gn programa que siempre termina es un algoritmo. y un algoritmo es correcto si hace lo que se supone que debe hacer, es decir si cuando se le proporcionan datos adecuados proporciona resultados correctos según la especiﬁcación del problema para el que ha sido diseñado. Para resolver un mismo problema pueden existir varios algoritmos diferentes; la elección de uno u otro dependerá de su eﬁciencia en términos de tiempo y recursos que <text:soft-page-break/>consuma.</text:p>
      <text:p text:style-name="Text_20_body">[.21 algorítmica, como disciplina que se ocupa del estudio de los algoritmos y de las metodologías para desarrollarlos comprende tres facetas‘ cómo construir algoritmos (diseño), cómo determinar si un algoritmo es correcto (víerjﬁcación) y como medir la eﬁciencia de los algoritmos (análisis).</text:p>
      <text:p text:style-name="Text_20_body">Variables, constantes y expresiones.</text:p>
      <text:p text:style-name="Text_20_body">Variables.</text:p>
      <text:p text:style-name="Text_20_body">Cuando se escribe un algoritmo se utilizan símbolos para representar los elementos de información que intervienen en el proceso especm por él. Esto es similar a lo que se hace al describir una función matemática, por ejemplo, en:</text:p>
      <text:p text:style-name="Text_20_body">f(x,y) = 3x2 + 5y</text:p>
      <text:p text:style-name="Text_20_body">x e y son variables, simbolos que se utilizan como comodines para poder expresar la fonna general de la función. Los valores concretos de f se obtienen dando valores a x e y:</text:p>
      <text:p text:style-name="Text_20_body">ttl,1)= a</text:p>
      <text:p text:style-name="Text_20_body">f(l,2)= ¡3</text:p>
      <text:p text:style-name="Text_20_body">r(1,3) = 18</text:p>
      <text:p text:style-name="Text_20_body">r(2,1)=17</text:p>
      <text:p text:style-name="Text_20_body">r(2,2)=22</text:p>
      <text:p text:style-name="Text_20_body">r(2,3)=27</text:p>
      <text:p text:style-name="Text_20_body">Sin embargo, mientras una función matemática expresa una correspondencia entre dos conjuntos de valores (o de un conjunto consigo mismo), un programa informático describe un proceso de transformación de información; esto signiﬁca que los elementos de infonnación representados por las variables pueden cambiar a lo largo del proceso, pasando a representar un valor distinto del original. Por ejemplo, en el algoritmo RaízCuadrada, que usa tres variables —X, Y, Z—, las variables Y y Z empiezan teniendo un valor dependiente de lo que valga X y luego van cambiando a lo largo del proceso; supongamos que X toma inicialmente el valor 9. La siguiente tabla muestra la evolución de los valores de las variables implicadas en el proceso mientras el mismo se ejecuta.</text:p>
      <text:p text:style-name="Text_20_body">Iteración X Y Z</text:p>
      <text:p text:style-name="Text_20_body">0 9,0 4,5 20.25</text:p>
      <text:p text:style-name="Text_20_body">l 9,0 3,25 10,5625</text:p>
      <text:p text:style-name="Text_20_body">2 ' 9,0 3,0096 l 5 9,057785</text:p>
      <text:p text:style-name="Text_20_body">3 9,0 3,000015 9,000092</text:p>
      <text:p text:style-name="Text_20_body">4 9,0 3,0 9,0</text:p>
      <text:p text:style-name="Text_20_body">La tabla muestra la traza de la ejecución del algoritmo RaizCuadrada. La traza flm Ii‘ Íﬁ visua a__la evolucion del estado de un proceso —entendido como el conjunto de valores de las variables implicadas- a medida que se ejecuta el algoritmo que lo dirige, a panir de unas entradas iniciales dadas. Se entiende por iteración ccglagia de l 8 as veces que se repite un .ngnnnnnnnnnnnnnnndQ0ﬂﬁnﬁfihflﬂﬁhﬁﬂﬂﬂﬁﬁﬁﬁFÜQWÜÍÏÜPÑFPPPPÍ bucle. Puede ser una herramienta útil en la localización de errores en un algoritmo, aunque en ningún caso sirve para probar su correcto funcionamiento, ya que este sólo queda probado para las entradas utilizadas.</text:p>
      <text:p text:style-name="Text_20_body">Otra diferencia formal entre las variables usadas en matemáticas y las de un algoritmo" informático es <text:soft-page-break/>que para las primeras suele usarse una letra como identiﬁcador, mientras que r las segundas suíelen tener unrnorïltíreí más largo. que se recomienda sea signiﬁcativo, y que en la mayoría de los lenguajes se forma como una sola palabra empezando con una letra y continuando con una combinación de letras, números y unos pocos caracteres especiales.</text:p>
      <text:p text:style-name="Text_20_body">Además, las variables de un programa no son sólo un simbolo abstracto, identiﬁcan la porción del hardware del ordenador utilizada para representar el valor de la información simbolizada por la variable. El dispositivo hardware implicado es la QCJIGLÍB, un conjunto de circuitos organizados desde el punto de vista lógico como una secuencia de celdas direccionables individualmente. El valor de una variable se almacena utilizando una o más “‘ . celdas consecutivas, y es accedido a partir de la geccióg de la primera Auna dirección es una combinación de impulsos electricos capaz de "activar" la respuesta de una celda individual. El espa (numero de celdas) utilizado por una variable es ﬁmción del tipo de información que represente. Como el número de celdas de memoria es necesariamente ﬁnito, el volumen total de infonnación que puede manejar un programa es limitado, lo que hace necesario un uso racional de la memoria que evite ocupación innecesaria de espacio mediante una adecuada deﬁnición y estructuración de los datos.</text:p>
      <text:p text:style-name="Text_20_body">Declaración de variables.</text:p>
      <text:p text:style-name="Text_20_body">Las variables utilizadas por un algoritmo deben declararse antes de su empleo. Una declaración especiﬁca cuántas variables van a usarse. cómo se llaman y de que tipo es la información que simbolizan.</text:p>
      <text:p text:style-name="Text_20_body">variables reales X, Y, Z</text:p>
      <text:p text:style-name="Text_20_body">enteras I, J</text:p>
      <text:p text:style-name="Text_20_body">La declaración cumple un doble propósito: para el lector, informa de los elementos simbólicos que va a utilizar el algoritmo; para el ordenador, determina cuánta memoria necesitará el algoritmo para ejecutarse y cómo debe organizarse la misma.</text:p>
      <text:p text:style-name="Text_20_body">Operacion es elementales.</text:p>
      <text:p text:style-name="Text_20_body">Las variables son los envases para la materia prima con la que trabajan los algoritmos informáticos. La acción descrita por un algoritmo gira en tomo ala atribución y modiﬁcación de valores a las variables. Existen operaciones para incorporar información al proceso en curso; esta infonnación es tomada "del exterior" y almacenada en una variable. De la misma manera existen operaciones para enviar "al exterior" la infonnación resultante del proceso. <text:s/>Estas operaciones se conocen como operaciones de entrada/salida.</text:p>
      <text:p text:style-name="Text_20_body">algoritmo Raízcuadrada</text:p>
      <text:p text:style-name="Text_20_body">escribir "Desea Calcular la raíz cuadrada de: "</text:p>
      <text:p text:style-name="Text_20_body">leer X</text:p>
      <text:p text:style-name="Text_20_body">si</text:p>
      <text:p text:style-name="Text_20_body">escribir "La raíz cuadrada es: ", Y</text:p>
      <text:p text:style-name="Text_20_body">si no</text:p>
      <text:p text:style-name="Text_20_body">escribir "no existe una raiz cuadrada real de", X</text:p>
      <text:p text:style-name="Text_20_body">Ein ai</text:p>
      <text:p text:style-name="Text_20_body">parar</text:p>
      <text:p text:style-name="Text_20_body">fin algoritmo</text:p>
      <text:p text:style-name="Text_20_body"><text:soft-page-break/>La operación que permite cambiar el valor de las variables cuando sea preciso a lo largo del proceso se conoce como asignación y en pseudolenguaje suele simbolizarse con una ﬂecha. En la asignación intervienen dos elementos: una variable a la que se le va a dar un nuevo valor, y un valor que se le va a dar a la variable. Caso de utilizarse una ﬂecha como símbolo de asignación ésta señalará desde el valor (normalmente situado a la derecha) hacia la variable (normalmente situada a la izquierda).</text:p>
      <text:p text:style-name="Text_20_body">algoritmo Raízcuadrada</text:p>
      <text:p text:style-name="Text_20_body">si...</text:p>
      <text:p text:style-name="Text_20_body">Y**X/2</text:p>
      <text:p text:style-name="Text_20_body">Z&lt;’Y*Y</text:p>
      <text:p text:style-name="Text_20_body">mientras .</text:p>
      <text:p text:style-name="Text_20_body">Y+l(X/Y)+Y)/2</text:p>
      <text:p text:style-name="Text_20_body">Z**Y*‘l</text:p>
      <text:p text:style-name="Text_20_body">fínmiantraa</text:p>
      <text:p text:style-name="Text_20_body">ﬁin si</text:p>
      <text:p text:style-name="Text_20_body">parar</text:p>
      <text:p text:style-name="Text_20_body">tin algoritmo</text:p>
      <text:p text:style-name="Text_20_body">C unstantes.</text:p>
      <text:p text:style-name="Text_20_body">No toda la información que se utiliza en un algoritmo necesita almacenarse en variables; en la implementación del método de Newtonjiaphson hemos empleado los valores 0.00005 y 2 como constantes numéricas y los valores "Desea calcular la raiz cuadrada de: ", "La raíz cuadrada es: " y "no existe una raíz cuadrada real de" como mensajes. <text:s/>Representan valores literales que el algoritmo emplea en los puntos donde aparecen.</text:p>
      <text:p text:style-name="Text_20_body">Existen ocasiones en las que conviene utilizar constantes simbólicas en vez de literales. Por ejemplo, si en un algoritmo necesitamos utilizar el número n podemos asimilarlo al valor 31416 y utilizarlo cuantas veces haga falta:</text:p>
      <text:p text:style-name="Text_20_body">algoritmo Redondo</text:p>
      <text:p text:style-name="Text_20_body">vnriable real Radio</text:p>
      <text:p text:style-name="Text_20_body">escribir "Deme el radio: "</text:p>
      <text:p text:style-name="Text_20_body">leer Radio</text:p>
      <text:p text:style-name="Text_20_body">escribir "Círculo: ", 3.1416*Radio*Radio</text:p>
      <text:p text:style-name="Text_20_body">escribir "Circunferencia: ", 2*3.l416*Radio</text:p>
      <text:p text:style-name="Text_20_body">escribir "Volumen esférico: ", (4/3)*3Jálñﬂïadicﬂïadiwﬂïadío</text:p>
      <text:p text:style-name="Text_20_body">para:</text:p>
      <text:p text:style-name="Text_20_body">fin algoritmo</text:p>
      <text:p text:style-name="Text_20_body">Sin embargo, si decidimos en otro momento modiﬁcar la precisión del método utilizando como valor de n 1141592653590 tendriamos que cambiar el valor literal en todos los sitios donde aparezca, cosa que no tendriamos que hacer si simplemente pudiéramos deﬁnir un simbolo con ese valor y utilizar ese simbolo donde hiciese falta, de forma que para cambiarla precisión del algoritmo sólo sería <text:soft-page-break/>necesariocambiar la deﬁnición del símbolo.</text:p>
      <text:p text:style-name="Text_20_body">algoritmo Redondo</text:p>
      <text:p text:style-name="Text_20_body">constante real p 3.14159265359</text:p>
      <text:p text:style-name="Text_20_body">Variable real Radio</text:p>
      <text:p text:style-name="Text_20_body">algoritmo Redondo</text:p>
      <text:p text:style-name="Text_20_body">cen-tanta real pi=3.1416</text:p>
      <text:p text:style-name="Text_20_body">variable real Radio</text:p>
      <text:p text:style-name="Text_20_body">escribir "Deme el radio: " escribir "Deme el radio: "</text:p>
      <text:p text:style-name="Text_20_body">leer Radio leer Radio</text:p>
      <text:p text:style-name="Text_20_body">escribir "Círculo: ", escribir "Círculo: ",</text:p>
      <text:p text:style-name="Text_20_body">piﬂladicﬂíadío piﬁïadioﬂïadio</text:p>
      <text:p text:style-name="Text_20_body">escribir "circunferencia: ", escribir "circunferencia: ",</text:p>
      <text:p text:style-name="Text_20_body">2"pi*Radio 2*pi*Radio</text:p>
      <text:p text:style-name="Text_20_body">escribir "Volumen esférico: ", escribir "Volumen esférico: ",</text:p>
      <text:p text:style-name="Text_20_body">(4/3) ‘piﬂïadioﬂïadioﬂladio (4/3) svpiwxadionzadio-xadio</text:p>
      <text:p text:style-name="Text_20_body">para: parar</text:p>
      <text:p text:style-name="Text_20_body">fin algoritmo Ein algoritmo</text:p>
      <text:p text:style-name="Text_20_body">Una constante simbólica es formalmente como una variable con la restricción de que no se puede cambiar su valor —por tanto no aparecerá nunca en una operación de entrada, ni como destino de una asignación.</text:p>
      <text:p text:style-name="Text_20_body">Expresiones.</text:p>
      <text:p text:style-name="Text_20_body">Una expresión es un conjunto de operandos ligados emite’ si por ¡operadores que representa un gg Un operando puede ser un valor, una constante simbólica, una variable o una función. El valor de la expresión se calcula como el resultado de aplicar los operadores sobre los operandos en el orden adecuado. Una expresión se dice que es del tipo del valor que devuelve. Los operadores aplicables dependen del tipo de los operandos</text:p>
      <text:p text:style-name="Text_20_body">x +3/ l 8</text:p>
      <text:p text:style-name="Text_20_body">El orden de gadigción dependeícïaí reglas deprecedencia entre los operadores — un producto o una división habitualmente se deben evaluar antes que una suma o una resta. <text:s/>Los operadores de irguï precedencia seeyalúanísegnin las reglas de asociatividad del lenguagnognalmente dgigguierdajgereeha (un ejemplo de operador con asocíatividad de derecha a izquierda es la exponenciaeión: x"3”2 s x”(3”2)). El orden de evaluación puede modiﬁcarse mediante el uso de paréntesis:</text:p>
      <text:p text:style-name="Text_20_body">(x +3)/l s</text:p>
      <text:p text:style-name="Text_20_body">Tipos de datos.</text:p>
      <text:p text:style-name="Text_20_body">El tipo es una de las caracteristicas más relevantes de los datos. Es fácilmente constatable que en el mundo real existen diversas clases de información, tanto por su formato (numérica, textual, gráﬂcaw), como por su signiﬁcado (volúmenes, masas, velocidades, sueldos, notas...) En programación, el tipo está relacionado con la clase de infonnación que se quiere manejar y determina una representación, un <text:soft-page-break/>rango de valores —que depende de la representación- y un conjunto de operaciones aplicables a esos valores. Aunque estas tres características son especiﬁcas de cada tipo, es normal en la mayoría de los lenguajes que se pennita algún grado de compatibilidad entre algunos tipos concretos: Un tipo, TI, es compatible con otro, T2, si en cualquier lugar de un programa donde se espera que aparezca l2 LDHIQQQQGQHGQIIﬁQmQnQlQa-nnn-nonnonnnn-nq-mnninnnnnnn n... <text:s/>un valor de tipo T2 se puede usar en su lugar uno de tipo T1; para ello el lenguaje debe disponer de alguna regla de conversión automática que haga corresponder valores de tipo T1 a valores de tipo T2. Dos tipos son equivalentes cuando son mutuamente compatibles.</text:p>
      <text:p text:style-name="Text_20_body">La ﬂexibilidad de los lengiajes de programación modemos pasa por ofrecer un conjunto pequeño de tipos primitivos muy básicos junto con potentes mecanismos para que el programador pueda deﬁnir nuevos tipos a partir de ellos y de los ya deﬁnidos. Normalmente existe un conjunto de tipos no primitivos ya predeﬁnidos, por ser de amplia aplicación. Por tanto, se puede establecer la distinción entre tipos predeﬁnidos —que pueden ser primitivos o derivados— y tipos deﬁnidos por el programador —que siempre son derivados.</text:p>
      <text:p text:style-name="Text_20_body">Además, los tipos pueden dividirse en simples y estructurados. Un tipo simple representa una entidad individual, con un valor indivisible. Un tipo estructurado representa una clase de entidad que está compuesta de partes identiﬁcables separadamente. En cada caso se pueden establecer otras clasiﬁcaciones y subdívisiones, por ejemplo, entre los tipos simples se puede distinguir entre ordinales o discretos y no ordinales. De los que se presentan a continuación, son ordinales los tipo entero, carácter y, generalmente el lógico, siendo no ordinal el real.</text:p>
      <text:p text:style-name="Text_20_body">Tipos de datos primitivos.</text:p>
      <text:p text:style-name="Text_20_body">Los tipos primitivos son tipos, generalmente simples, que no basan su representación en ningún otro tipo, siendo normalmente provistos por el hardware. Se pueden enmarcar en tres categorías: numéricos, lógicos y caracteres.</text:p>
      <text:p text:style-name="Text_20_body">Debido a las fuertes diferencias en cuanto a su representación óptima en un ordenador, los tipos numéricos se dividen en reales y enteros; ambos representan un subconjunto ﬁnito de valores de sus correspondientes modelos matemáticos. En nuestros algoritmos llamaremos real al tipo que representará números reales, y entero al que representará números enteros. En los lenguajes de programación se suele tener la posibilidad de optimizar el gasto de memoria distinguiendo, en función de las necesidades de representación. diversas "longitudes" de tipo (enteros largos, nonnales, cortos...) lo que implica distintos rangos de valores. Los tipos numéricos admiten:</text:p>
      <text:p text:style-name="Text_20_body">- Los operadores aritméticos básicos: +. -. “, /.</text:p>
      <text:p text:style-name="Text_20_body">- Los operadores relacionales: &lt;, &gt;, I, ,_, L, —aunque, por cuestiones de representación 13 que no vienen al caso, no suele tener mucho sentido comparar si dos números reales son iguales o no.</text:p>
      <text:p text:style-name="Text_20_body">- Diversas funciones matemáticas de uso común (Abs, Sen, Cos, Tag,...).</text:p>
      <text:p text:style-name="Text_20_body">Habitualmente (salvo lenguajes con un tipado muy fuerte) los tipos enteros son compatibles con los reales, es decir, en cualquier expresión podremos usar un valor entero donde se espera un valor real. Lo contrario no es cierto, ya que un real puede ser convertido a mas de un entero, con lo que dicha conversión no puede ser automática. En nuestro pseudolengu ‘ utilizaremgslas función de conversión: ParteEntera, gue devuelve el valor emszcaﬂsumeseonsïisnte a, ¡3,Pﬁﬂ3..°'!F°,T,a 69,91 nílmefo real PN 916m9“</text:p>
      <text:p text:style-name="Text_20_body">ParteBntera(5.75) 5, ParteEnterat-Lﬂl) : -3</text:p>
      <text:p text:style-name="Text_20_body">Los tipos lógicos son aquellos que representan dos valores (verdadero, falso), y admiten como operaciones, al menos, la negación lógica, la disyunción lógica y la conjunción lógica, cuyos <text:soft-page-break/>signiﬁcados se muestran en la tabla.</text:p>
      <text:p text:style-name="Text_20_body"><text:s/>) onjunc On logica (y A) V elisa</text:p>
      <text:p text:style-name="Text_20_body">Falso Falso Falso Falso Falso Falso Falso Verdadero</text:p>
      <text:p text:style-name="Text_20_body">Falso Verdadero Verdadero Falso Verdadero Falso Verdadero Falso</text:p>
      <text:p text:style-name="Text_20_body">Verdadero Falso Verdadero Verdadero Falso Falso</text:p>
      <text:p text:style-name="Text_20_body">Verdadero Verdadero Verdadero Verdadero Verdadero Verdadero</text:p>
      <text:p text:style-name="Text_20_body">La importancia de los tipos lógicos reside en que se usan para controlar la ejecución de los algoritmos, como veremos más adelante. Llamaremos Iégígjl tipo logico que waregrgsïn asesina vseuddenzuaïe-</text:p>
      <text:p text:style-name="Text_20_body">Los tipos carácter sirven para representar caracteres —el diccionario de la Real Academia deﬁne carácter como "signo de escritura o de imprenta"—, incluyendo generalmente todas las letras mayúsculas y minúsculas, los digitos del '0' al '9‘, signos de puntuación, simbolos arítmeticos y otros símbolos especiales, dependiendo del alfabeto utilizado —el más habitual es el American standard Qode for information Jnterchange (código ASCII). gas únicas gpeﬁxLicme pggg; ¿entreácaracteres individualesjon las relacionales, comparaciones entre caracteres basadas en el orden implícito ——4segu¿n ' ¡‘Le l4 confrontación- dado por la codiﬁcación binaria del alfabeto. En nuestro pseudolenguaje llamamos carácter al tipo que representa caracteres. Los literales de tipo carácter los representaremos entre comillas simples: ‘A’, 'a'.</text:p>
      <text:p text:style-name="Text_20_body">Estructuras algorítmícas de control.</text:p>
      <text:p text:style-name="Text_20_body">Un proceso se realiza ejecutando una secuencia de instrucciones, una detrás de otra, al dictado de un algoritmo; pero si el orden de ejecución tuviese que corresponderse directamente con el orden en que están escritas las sentencias del algoritmo, no <text:s/>l habría posibilidad de escribir algoritmos generales, que fuesen <text:s/>l capaces de indicar reacciones diferentes ante la variación de los datos que confonnan el caso del problema que se este’ tratando en cada ejecución —vimos como el algoritmo RaízCuadrada hace cosas diferentes según X sea menor que cero o no, y como, en el segundo caso, el número de veces que se repite el cálculo de Y y de Z depende del valor de X.</text:p>
      <text:p text:style-name="Text_20_body">Por tanto, a la hora de escribir un algoritmo necesitamos, además de la facilidad para escribir una serie de instrucciones con ‘estructura secuencial, otras para poder indicar variaciones en el ﬂujo de instrucciones que deben ejecutarse, en ñinción de alguna condición eyaluable.</text:p>
      <text:p text:style-name="Text_20_body">Bñhm y Jacopini’ demostraron en los años 60 que para escribir cualquier algoritmo son suﬁcientes, además de la estmctura secuencial básica, una estructura de selección entre dos posibles ﬂujos de ejecución, y una estructura que permita controlar la repetición de un conjunto de acciones. .</text:p>
      <text:p text:style-name="Text_20_body">Dijkstra, uno de los padres de la programación estructurada’, propuso el uso de tres estructuras del tipo de las enumeradas, caracterizadas por tener un único punto de entrada y un único punto de salida, lo que permite anidarlas y concatenarlas sin problemas.</text:p>
      <text:p text:style-name="Text_20_body">Los lenguajes de programación deben ofrecer sentencias de control que permitan ‘Bóhm 8. Jacopini: "Flow diagrama, Turing machines, and languages with only two formation rules". <text:s/>CACM V9 #5 pp.336_371 (May '66). <text:s/>’Dijks1ra: "Goto considered harrnful". CACM V11 #3 pp.147_148 (March '68) | Dijkstra: ‘Notes on structured programming". pp17_19 in Dahl. Dijkstra 8. Hoare: Structured programming Academic Press 1972. <text:s/>l5 implementar versiones básicas de las estructuras de selección y repetición —la estructura secuencial se da por supuesta-g pero la mayoria de los lenguajes no se limitan a ofrecer las versiones básicas, sino que incluyen variaciones convenientes para facilitar la escritura y la legihilidad de los programas. El denominador común de todas las variaciones es que siempre se puede conseguir el mismo efecto usando las versiones básicas. Las versiones más habituales son las <text:soft-page-break/>que se muestran en la siguiente tabla.</text:p>
      <text:p text:style-name="Text_20_body">Estructuras de control</text:p>
      <text:p text:style-name="Text_20_body">Básica No básica</text:p>
      <text:p text:style-name="Text_20_body">selección Estructura de selección lógica entre Estructura de selección múltiple</text:p>
      <text:p text:style-name="Text_20_body">dos altemativas. (proceso por casos)</text:p>
      <text:p text:style-name="Text_20_body">Estructura repetitiva con una Estructura repetitiva con una</text:p>
      <text:p text:style-name="Text_20_body">Repeﬁción condición lógica preevaluada. condición lógica postevaluaïla.</text:p>
      <text:p text:style-name="Text_20_body">Estructura repetitiva controlada por</text:p>
      <text:p text:style-name="Text_20_body">contador.</text:p>
      <text:p text:style-name="Text_20_body">Estructuras de selección.</text:p>
      <text:p text:style-name="Text_20_body">La es_tructura de selección básica es una que permite elegir entre dos posibles altemativas para el ﬂujo de ejecución en función de la evaluación de una condición de tipo lógico. Su expresión sintáctica en cl pseudolenguaje que utilizamos ya la hemos visto cn el algoritmo RaizCuadrada:</text:p>
      <text:p text:style-name="Text_20_body">si &lt;condición&gt; entoncas Algoritmo</text:p>
      <text:p text:style-name="Text_20_body">&lt;accíón&gt; RaízCuadrada</text:p>
      <text:p text:style-name="Text_20_body">si no . . .</text:p>
      <text:p text:style-name="Text_20_body">&lt;acción si X &gt; o entonces</text:p>
      <text:p text:style-name="Text_20_body">alternativa&gt; . . .</text:p>
      <text:p text:style-name="Text_20_body">Ein si si no</text:p>
      <text:p text:style-name="Text_20_body">o bien, si la acción alternativa es - - -</text:p>
      <text:p text:style-name="Text_20_body">Ein si</text:p>
      <text:p text:style-name="Text_20_body">no hacer nada: pu“</text:p>
      <text:p text:style-name="Text_20_body"><text:s text:c="2"/>fin hlsoritﬂn</text:p>
      <text:p text:style-name="Text_20_body">&lt;acción&gt;</text:p>
      <text:p text:style-name="Text_20_body">fin si</text:p>
      <text:p text:style-name="Text_20_body">Muchos lenguajes ofrecen además una estructura de selgión múltiple, que denominaremos de proceso por casos, cuyo efecto se puede conseguir anidando varias 16 C / estructuras de selección básicas, aunque el efecto sería un algoritmo con más código y más diﬁcil de entender.</text:p>
      <text:p text:style-name="Text_20_body">“gún &lt;9XPreSiÓn&gt; hice! donde cada alternativa tiene una de las siguientes</text:p>
      <text:p text:style-name="Text_20_body">&lt;alternativa&gt; bmas</text:p>
      <text:p text:style-name="Text_20_body">&lt;alternativa&gt; l '</text:p>
      <text:p text:style-name="Text_20_body">. 1 (1)</text:p>
      <text:p text:style-name="Text_20_body">a1ternatíva&gt; i &lt;etiqueta&gt; &lt;acción&gt;</text:p>
      <text:p text:style-name="Text_20_body">en ocre caso i (2)</text:p>
      <text:p text:style-name="Text_20_body">&lt;acción&gt; &lt;etiqueta&gt;. .&lt;etiqueta&gt; &lt;acción&gt;</text:p>
      <text:p text:style-name="Text_20_body"><text:soft-page-break/>tin según (3)</text:p>
      <text:p text:style-name="Text_20_body">&lt;etiqueta&gt;, &lt;etiqueta&gt;, . .. &lt;acción&gt;</text:p>
      <text:p text:style-name="Text_20_body">La expresión, generalmente, debe producir como resultado un valor ordinal, según el cual se ejecutará la acción correspondiente a la altemativa que lo tenga como etiqueta. Si el valor de la expresión no coincide con ninguna etiqueta, se ejecutará la acción englubada por la cláusula en atru caso, si la hay. Todas los posibles valores de la expresión deben estar en una y sólo en una d; 18,5 altemativas.</text:p>
      <text:p text:style-name="Text_20_body">algoritmo Calculadora</text:p>
      <text:p text:style-name="Text_20_body">variables entera Operación</text:p>
      <text:p text:style-name="Text_20_body">reales Opl, Op2, Res</text:p>
      <text:p text:style-name="Text_20_body">leer Operación</text:p>
      <text:p text:style-name="Text_20_body">leer OpLOpZ</text:p>
      <text:p text:style-name="Text_20_body">según Operación hace:</text:p>
      <text:p text:style-name="Text_20_body">1: Res &lt;— Op1+0p2</text:p>
      <text:p text:style-name="Text_20_body">2: Res v Op1_Op2</text:p>
      <text:p text:style-name="Text_20_body">3: Res e Op1*Op2 ¿t</text:p>
      <text:p text:style-name="Text_20_body">4: Res r Opl/opz y /</text:p>
      <text:p text:style-name="Text_20_body">un según ‘i /</text:p>
      <text:p text:style-name="Text_20_body">escribir Res , .</text:p>
      <text:p text:style-name="Text_20_body">parar ‘t’ /</text:p>
      <text:p text:style-name="Text_20_body">tin algoritmo {Calculadora} \\ /</text:p>
      <text:p text:style-name="Text_20_body">Estructuras de repetición. / i</text:p>
      <text:p text:style-name="Text_20_body">La estructura de repetición propuesta por _Dijkstría_ permitía realizan una ,ML evaluar una condición y,_en función de la misma, ejecutar otra acción y repetir el proceso desde la primera. No obstante, son pocos los lenguajes que implementan tal tipo de estructura, y la que se entiende como estmctura de control de repetición básica es la estructura preevaluada —la cgndición se evalúa antes de ejecutar la acción— que muestra la ﬁgura de la segunda celda de la siguiente tabla, y qu ya hemos utilizado también en el l . W algoritmo RaízCuadrada. “ ‘ u" Mi“</text:p>
      <text:p text:style-name="Text_20_body">V i</text:p>
      <text:p text:style-name="Text_20_body">fa</text:p>
      <text:p text:style-name="Text_20_body">mientras &lt;eondici6n&gt; hace:</text:p>
      <text:p text:style-name="Text_20_body">&lt;acción&gt;</text:p>
      <text:p text:style-name="Text_20_body">Ein mientras:</text:p>
      <text:p text:style-name="Text_20_body">algoritmo Raízcuadrada</text:p>
      <text:p text:style-name="Text_20_body">mientras abS1X-Z)&gt;:0.00005 hace:</text:p>
      <text:p text:style-name="Text_20_body">Y*((X/Y) +YJ /2</text:p>
      <text:p text:style-name="Text_20_body">z « y w y</text:p>
      <text:p text:style-name="Text_20_body">sin mientras</text:p>
      <text:p text:style-name="Text_20_body"><text:soft-page-break/>Repetición de Dijkstra Repcüción preevaluada</text:p>
      <text:p text:style-name="Text_20_body">Es imponante que la condición de control este’ en coordinación con el cuerpo del bucle. en el sentido de que las acciones de aquél estén encaminadas a hacer que la condición deje de cumplirse, de manera que la ejecución de la estructura repetitiva pueda terminar. En el caso del ejemplo, podemos observar cómo la sucesión de valores de Z es decreciente a partir de la segunda iteración, mientras que X se mantiene estable, por lo que la diferencia en valor absoluto X-Z converge a cero, llegando por tanto en algún momento a ser menor que 0.00005, que es el objetivo de precisión marcado por la condición. Si este tipo de coordinación no se produce correctamente, podría ocurririgue, para determinados casos del problema, una vez que laeiicucion alg_ ritmo alcance la estructura repetitiva, _no la abandone nunca, produciéndose lo que se conoce como Álgucle inﬁnitg, que es contrario a la propia defmición de algoritmo.</text:p>
      <text:p text:style-name="Text_20_body">repetir</text:p>
      <text:p text:style-name="Text_20_body">acción</text:p>
      <text:p text:style-name="Text_20_body">hasta que condición</text:p>
      <text:p text:style-name="Text_20_body">acción</text:p>
      <text:p text:style-name="Text_20_body">mientras no condición hacer</text:p>
      <text:p text:style-name="Text_20_body">acción</text:p>
      <text:p text:style-name="Text_20_body">Ein mientras</text:p>
      <text:p text:style-name="Text_20_body">Repetición postevaluada</text:p>
      <text:p text:style-name="Text_20_body">También es frecuente la aparición de una estructura de control postcvaluada —bucle en que la condición se evalúa después de ejecutar la acción» que produce la ejecución de la acción controlada una o más veces, mientras que la estmctura repetitiva básica ejecuta la IB acción cero o más veces. Esta estructura es perfectamente implementable con un bucle preevaluado, repitiendo la acción e invirtiendo la condición.</text:p>
      <text:p text:style-name="Text_20_body">Otra forma de repetición la proporcionan los but-les controladas por contador, que se pueden emplear cuando el numero de iteraciones a realizar ya se conoce en el momento de iniciar cl proceso repetitivo. Si es ese el caso, no hace falta plantearse una condición lógica que nos diga cuándo se puede tenninar la ejecución del bucle; en su lugar, puede utilizarse algún mecanismo que simplemente "cuente" las iteraciones realizadas, y detenga el bucle cuando se ha alcanzado el número deseado. Tomemos como ejemplo el siguiente algoritmo que sirve para multiplicar dos números naturales mediante sumas sucesivas:</text:p>
      <text:p text:style-name="Text_20_body">algoritmo Multiplica</text:p>
      <text:p text:style-name="Text_20_body">variables naturales Multiplicando, Multíplicador,</text:p>
      <text:p text:style-name="Text_20_body">Producto, Contador</text:p>
      <text:p text:style-name="Text_20_body">escribir "Multiplicandcïm"</text:p>
      <text:p text:style-name="Text_20_body">leer Multiplicando</text:p>
      <text:p text:style-name="Text_20_body">escribir "Multiplicadorz"</text:p>
      <text:p text:style-name="Text_20_body">leer Multiplicador</text:p>
      <text:p text:style-name="Text_20_body">Producto F O‘</text:p>
      <text:p text:style-name="Text_20_body">para Contador desde 1 hasta Multiplicador hace:</text:p>
      <text:p text:style-name="Text_20_body"><text:soft-page-break/>Producto * Producto o Multiplicando</text:p>
      <text:p text:style-name="Text_20_body">Ein para</text:p>
      <text:p text:style-name="Text_20_body">escribir "el producto es: ", Producto</text:p>
      <text:p text:style-name="Text_20_body">parar</text:p>
      <text:p text:style-name="Text_20_body">Ein algoritmo</text:p>
      <text:p text:style-name="Text_20_body">La forma general de un bucle controlado por contador involucra:</text:p>
      <text:p text:style-name="Text_20_body">- una variable de tipo ordinal que actúa de contador,</text:p>
      <text:p text:style-name="Text_20_body">- la especiﬁcación de un valor inicial para empezar el conteo,</text:p>
      <text:p text:style-name="Text_20_body">- la especiﬁcación del valor ﬁnal que debe alcanzarse antes de terminar, y</text:p>
      <text:p text:style-name="Text_20_body">- el "paso" o incremento que suﬁirá la variable controladora tras cada ejecución del</text:p>
      <text:p text:style-name="Text_20_body">bucle.</text:p>
      <text:p text:style-name="Text_20_body">El paso por defecto es 1, suponiendo que el valor ﬁnal es mayor que el inicial; si es al contrario, se deberá especiﬁcar un paso negativo (-1). También se pueden especiﬁcar pasos distintos de l, aunque si un lenguaje sólo permite pasos iguales a la unidad ello no supone ningún problema, dado que el paso deseado se puede calcular como una función del valor de la variable contadora.</text:p>
      <text:p text:style-name="Text_20_body">Í para &lt;contador&gt; desde &lt;valor inicia1&gt; hasta &lt;valor fina1&gt; [paso &lt;paso&gt;]</text:p>
      <text:p text:style-name="Text_20_body">n hacer</text:p>
      <text:p text:style-name="Text_20_body">¿ unggn</text:p>
      <text:p text:style-name="Text_20_body">En ningún caso se debe intentar modiﬁca: explícitamente la variable Contadora en el cuerpo del bucle, ya que, de poder hacerse, ello podría desbaratar el afecta de conteo, con resultados posiblemente inesperados.</text:p>
      <text:p text:style-name="Text_20_body">Z0</text:p>
      <text:p text:style-name="Text_20_body">m.n.nnnnnmanana;nan¡ganannannmnnnnnnnnnnnnnnniinnnvllﬂﬁﬁ</text:p>
      <text:p text:style-name="Text_20_body">A .‘ 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1"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text:p>
      </style:footer>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3T02:25:56</meta:creation-date>
    <dc:date>2015-10-15T00:42:11</dc:date>
    <meta:editing-duration>PT1H38M20S</meta:editing-duration>
    <meta:editing-cycles>15</meta:editing-cycles>
    <meta:generator>LibreOffice/3.5$Linux_x86 LibreOffice_project/350m1$Build-2</meta:generator>
    <meta:document-statistic meta:table-count="0" meta:image-count="0" meta:object-count="0" meta:page-count="15" meta:paragraph-count="299" meta:word-count="5385" meta:character-count="33316" meta:non-whitespace-character-count="28191"/>
  </office:meta>
</office:document-meta>
</file>